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5.86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Pos.Nr.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Bezugsquellen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ST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chließblech</text:p>
          </table:table-cell>
          <table:table-cell office:value-type="string" calcext:value-type="string">
            <text:p>St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eits vorhanden</text:p>
          </table:table-cell>
          <table:table-cell office:value-type="string" calcext:value-type="string">
            <text:p>-o-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hskantschraube ISO 4017 - M6x30</text:p>
          </table:table-cell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heibe ANSI B18.22M regulär 6 mm</text:p>
          </table:table-cell>
          <table:table-cell office:value-type="string" calcext:value-type="string">
            <text:p>Stah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hskantmutter ISO 4032 - M6</text:p>
          </table:table-cell>
          <table:table-cell office:value-type="string" calcext:value-type="string">
            <text:p>Stah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ür-Motor-Koppler</text:p>
          </table:table-cell>
          <table:table-cell office:value-type="string" calcext:value-type="string">
            <text:p>Holz, Kie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umarkt</text:p>
          </table:table-cell>
          <table:table-cell office:value-type="string" calcext:value-type="string">
            <text:p><text:a xlink:href="../Tuer_Motor_Koppler_PDF.pdf" xlink:type="simple">File</text:a></text:p>
          </table:table-cell>
          <table:table-cell office:value-type="string" calcext:value-type="string">
            <text:p><text:a xlink:href="../Tuer_Motor_Koppler.dxf" xlink:type="simple">File</text:a></text:p>
          </table:table-cell>
          <table:table-cell office:value-type="string" calcext:value-type="string">
            <text:p><text:a xlink:href="../Tuer_Motor_Koppler.stl" xlink:type="simple">File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hskantschraube ISO 4017 - M6x80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triebemotor</text:p>
          </table:table-cell>
          <table:table-cell office:value-type="string" calcext:value-type="string">
            <text:p>Materialverbu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pollin.de/shop/dt/MjI1OTg2OTk-/Motoren/DC_Getriebemotoren/Gleichstrom_Getriebemotor_GMPD_404980_1_12_V_.html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rehring</text:p>
          </table:table-cell>
          <table:table-cell office:value-type="string" calcext:value-type="string">
            <text:p>ABS Plastik, hochf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andteil des Motors</text:p>
          </table:table-cell>
          <table:table-cell office:value-type="string" calcext:value-type="string">
            <text:p>-o-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hlüsselhalter</text:p>
          </table:table-cell>
          <table:table-cell office:value-type="string" calcext:value-type="string">
            <text:p>ABS Plastik, hochf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pf ist an Schlüssel anzupasse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<text:a xlink:href="../Schluesselhalter.pdf" xlink:type="simple">File</text:a></text:p>
          </table:table-cell>
          <table:table-cell/>
          <table:table-cell office:value-type="string" calcext:value-type="string">
            <text:p><text:a xlink:href="../Schluesselhalter.stl" xlink:type="simple">File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tzel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Ritzel_PDF.pdf" xlink:type="simple">File</text:a></text:p>
          </table:table-cell>
          <table:table-cell office:value-type="string" calcext:value-type="string">
            <text:p><text:a xlink:href="../Ritzel.dxf" xlink:type="simple">File</text:a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hnrad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Zahnrad.pdf" xlink:type="simple">File</text:a></text:p>
          </table:table-cell>
          <table:table-cell office:value-type="string" calcext:value-type="string">
            <text:p><text:a xlink:href="../Zahnrad.dxf" xlink:type="simple">File</text:a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ugellager 608Z Di=8mm Da=22m</text:p>
          </table:table-cell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bay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8x80 Gewindestange</text:p>
          </table:table-cell>
          <table:table-cell office:value-type="string" calcext:value-type="string">
            <text:p>St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s Welle für Zahnrad</text:p>
          </table:table-cell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8 Mutter</text:p>
          </table:table-cell>
          <table:table-cell office:value-type="string" calcext:value-type="string">
            <text:p>Stah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her DIN 6902 - A M8 - 200 HV</text:p>
          </table:table-cell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häuseverbinder</text:p>
          </table:table-cell>
          <table:table-cell office:value-type="string" calcext:value-type="string">
            <text:p>Holz, Kie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umarkt</text:p>
          </table:table-cell>
          <table:table-cell office:value-type="string" calcext:value-type="string">
            <text:p><text:a xlink:href="../Gehaueseverbinder_PDF.pdf" xlink:type="simple">File</text:a></text:p>
          </table:table-cell>
          <table:table-cell/>
          <table:table-cell office:value-type="string" calcext:value-type="string">
            <text:p><text:a xlink:href="../Gehaeueseverbinder.stl" xlink:type="simple">File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häusehälfte 2</text:p>
          </table:table-cell>
          <table:table-cell office:value-type="string" calcext:value-type="string">
            <text:p>Holz, Kie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umarkt</text:p>
          </table:table-cell>
          <table:table-cell office:value-type="string" calcext:value-type="string">
            <text:p><text:a xlink:href="../Gehauesehaelfte2_PDF.pdf" xlink:type="simple">File</text:a></text:p>
          </table:table-cell>
          <table:table-cell office:value-type="string" calcext:value-type="string">
            <text:p><text:a xlink:href="../Gehaeuesehaelfte_2.dxf" xlink:type="simple">File</text:a></text:p>
          </table:table-cell>
          <table:table-cell office:value-type="string" calcext:value-type="string">
            <text:p><text:a xlink:href="../Gehaeuesehaelfte_2.stl" xlink:type="simple">File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acer: Motor-Ritzel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<text:a xlink:href="../Spacer_Motor_Ritzel.pdf" xlink:type="simple">File</text:a></text:p>
          </table:table-cell>
          <table:table-cell office:value-type="string" calcext:value-type="string">
            <text:p><text:a xlink:href="../Spacer_Motor_Ritzel.dxf" xlink:type="simple">File</text:a></text:p>
          </table:table-cell>
          <table:table-cell office:value-type="string" calcext:value-type="string">
            <text:p><text:a xlink:href="../Spacer_Motor_Ritzel.stl" xlink:type="simple">File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zenter</text:p>
          </table:table-cell>
          <table:table-cell office:value-type="string" calcext:value-type="string">
            <text:p>PL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<text:a xlink:href="../Exzenter_PDF.pdf" xlink:type="simple">File</text:a></text:p>
          </table:table-cell>
          <table:table-cell/>
          <table:table-cell office:value-type="string" calcext:value-type="string">
            <text:p><text:a xlink:href="../Exzenter.stl" xlink:type="simple">File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3x12-Senkkopfschraube</text:p>
          </table:table-cell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r Montage der Exzenter</text:p>
          </table:table-cell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ndschalter</text:p>
          </table:table-cell>
          <table:table-cell office:value-type="string" calcext:value-type="string">
            <text:p>Materialverbu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reprapuniverse.com/catalog/product_info.php?cPath=28&amp;products_id=4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rahtstift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ht eingezeichnet, zur Montage der Endschalter</text:p>
          </table:table-cell>
          <table:table-cell office:value-type="string" calcext:value-type="string">
            <text:p>Ebay/Baumark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cer: Enschalter-Hälfte 2</text:p>
          </table:table-cell>
          <table:table-cell office:value-type="string" calcext:value-type="string">
            <text:p>Holz, Kie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umarkt</text:p>
          </table:table-cell>
          <table:table-cell office:value-type="string" calcext:value-type="string">
            <text:p><text:a xlink:href="../Spacer_Endschalter_Haelfte2_PDF.pdf" xlink:type="simple">File</text:a></text:p>
          </table:table-cell>
          <table:table-cell office:value-type="string" calcext:value-type="string">
            <text:p><text:a xlink:href="../Endschalter-Haelfte2.dxf" xlink:type="simple">File</text:a></text:p>
          </table:table-cell>
          <table:table-cell office:value-type="string" calcext:value-type="string">
            <text:p><text:a xlink:href="../Endschalter-Haelfte2.stl" xlink:type="simple">File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ssschutz_hinten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hinten_PDF.pdf" xlink:type="simple">File</text:a></text:p>
          </table:table-cell>
          <table:table-cell office:value-type="string" calcext:value-type="string">
            <text:p><text:a xlink:href="../Fassschutz_hinten.dxf" xlink:type="simple">File</text:a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ssschutz_vorn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vorn_PDF.pdf" xlink:type="simple">File</text:a></text:p>
          </table:table-cell>
          <table:table-cell office:value-type="string" calcext:value-type="string">
            <text:p><text:a xlink:href="../Fassschutz_vorn.dxf" xlink:type="simple">File</text:a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ssschutz_oben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oben_PDF.pdf" xlink:type="simple">File</text:a></text:p>
          </table:table-cell>
          <table:table-cell office:value-type="string" calcext:value-type="string">
            <text:p><text:a xlink:href="../Fassschutz_oben.dxf" xlink:type="simple">File</text:a>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ssschutz_rechts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rechts_PDF.pdf" xlink:type="simple">File</text:a></text:p>
          </table:table-cell>
          <table:table-cell office:value-type="string" calcext:value-type="string">
            <text:p><text:a xlink:href="../Fassschutz_rechts.dxf" xlink:type="simple">File</text:a>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ssschutz_links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links_PDF.pdf" xlink:type="simple">File</text:a></text:p>
          </table:table-cell>
          <table:table-cell office:value-type="string" calcext:value-type="string">
            <text:p><text:a xlink:href="../Fassschutz_links.dxf" xlink:type="simple">File</text:a>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ssschutz_unten</text:p>
          </table:table-cell>
          <table:table-cell office:value-type="string" calcext:value-type="string">
            <text:p>Acry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<text:a xlink:href="../Fassschutz_unten_PDF.pdf" xlink:type="simple">File</text:a></text:p>
          </table:table-cell>
          <table:table-cell office:value-type="string" calcext:value-type="string">
            <text:p><text:a xlink:href="../Fassschutz_unten.dxf" xlink:type="simple">File</text:a>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mm LED rot</text:p>
          </table:table-cell>
          <table:table-cell office:value-type="string" calcext:value-type="string">
            <text:p>Materialverb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 eingezeichnet, werden in Fassschutz_hinten geklebt</text:p>
          </table:table-cell>
          <table:table-cell office:value-type="string" calcext:value-type="string">
            <text:p>http://www.ebay.de/itm/370921378597?ssPageName=STRK:MEWNX:IT&amp;_trksid=p3984.m1439.l26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mm LED grün</text:p>
          </table:table-cell>
          <table:table-cell office:value-type="string" calcext:value-type="string">
            <text:p>Materialverb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 eingezeichnet, werden in Fassschutz_vorn geklebt</text:p>
          </table:table-cell>
          <table:table-cell office:value-type="string" calcext:value-type="string">
            <text:p>http://www.ebay.de/itm/370921405223?ssPageName=STRK:MEWNX:IT&amp;_trksid=p3984.m1439.l26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2:43:18.235000000</meta:creation-date>
    <dc:date>2014-01-29T11:55:06.147000000</dc:date>
    <meta:editing-duration>PT11M44S</meta:editing-duration>
    <meta:editing-cycles>4</meta:editing-cycles>
    <meta:generator>LibreOffice/4.1.2.3$Windows_x86 LibreOffice_project/40b2d7fde7e8d2d7bc5a449dc65df4d08a7dd38</meta:generator>
    <meta:document-statistic meta:table-count="1" meta:cell-count="206" meta:object-count="0"/>
  </office:meta>
</office:document-meta>
</file>